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weight="normal"/>
    </style:style>
    <style:style style:name="P14" style:family="paragraph" style:parent-style-name="Text_20_body">
      <style:paragraph-properties fo:margin-top="0in" fo:margin-bottom="0in" fo:line-height="114%" fo:text-align="justify" style:justify-single-word="false" style:writing-mode="lr-tb"/>
    </style:style>
    <style:style style:name="P15"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6"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0" style:family="paragraph" style:parent-style-name="Text_20_body">
      <style:text-properties fo:font-weight="normal"/>
    </style:style>
    <style:style style:name="P2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6"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7"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underline-style="none" fo:font-weight="normal" style:text-blinking="false"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2" style:family="text">
      <style:text-properties fo:font-variant="normal" fo:text-transform="none" fo:color="#000000" style:text-underline-style="solid" style:text-underline-width="auto" style:text-underline-color="font-color" fo:background-color="transparent"/>
    </style:style>
    <style:style style:name="T13"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4" style:family="text">
      <style:text-properties style:font-name="Arial" fo:font-size="11.25pt" fo:font-style="normal" fo:font-weight="normal"/>
    </style:style>
    <style:style style:name="T15" style:family="text">
      <style:text-properties style:font-name="Arial" fo:font-size="11.25pt" fo:font-style="normal" fo:font-weight="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font-weight-asian="bold" style:font-weight-complex="bold"/>
    </style:style>
    <style:style style:name="T19" style:family="text">
      <style:text-properties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6">Visual Approaches for System Property Specification (2003!)</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
      <text:p text:style-name="P7">------------------------------</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7">observer</text:span> continuously observes executions of a system to detect some specific,<text:span text:style-name="T17">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6"><text:span text:style-name="T19">------------------------------</text:span></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ext:soft-page-break/>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text:soft-page-break/>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7">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text:soft-page-break/>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text:soft-page-break/>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7">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text:soft-page-break/>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text:soft-page-break/>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7">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text:soft-page-break/>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7">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text:soft-page-break/>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text:soft-page-break/>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7">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text:soft-page-break/>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7">← [6] is called “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text:soft-page-break/>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9">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9">not(xMale(0) = xMale(1)) and (marriedWith(xMale(0)) = marriedWith(xMale(1))) </text:p>
      <text:p text:style-name="P3">This can seem an erroneous scenario, but actually it happens because of the asynchronous and distributed fashion of the modelled algorithm: when a married woman accepts a new marriage <text:soft-page-break/>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8">Real-time</text:span><text:span text:style-name="T16">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6">With the basic method, game graphs grow exponentially in the number of timing diagrams due to </text:span><text:soft-page-break/><text:span text:style-name="T16">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text:span><text:span text:style-name="T16">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7">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text:soft-page-break/>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7">The slicing algorithm in Spin </text:span><text:span text:style-name="T17">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7">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7">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oft-page-break/><text:span text:style-name="T17">Regular</text:span> events - denoted by the letter <text:span text:style-name="T17">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7">Required</text:span> events - denoted by the letter <text:span text:style-name="T17">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7">Fail</text:span> events - denoted by the letter <text:span text:style-name="T17">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text:soft-page-break/>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7"><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7">liveness</text:span> properties.</text:p>
      <text:p text:style-name="P3"><text:span text:style-name="T17">The formal definition of liveness [8],[10] requires that any finite system execution must be </text:span><text:span text:style-name="T17">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text:soft-page-break/>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7">Verifiers, and logic model checkers in particular, excel in their ability to show that specific requirements are either satisfied or may be violated. It is up to the user to come up </text:span><text:span text:style-name="T17">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ext:soft-page-break/>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text:soft-page-break/>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7">← not real concurrency </text:span></text:p>
      <text:p text:style-name="P3">State diagrams do not contain synchronization information among components; and thus if a message is not contained in any sequence diagram, the specification is incomplete. Complex communication, i.e., <text:span text:style-name="T17">multicast</text:span> communication, is modeled by means of connectors that can only send and receive synchronous messages. ← multicast with UML?</text:p>
      <text:p text:style-name="P3"><text:span text:style-name="T17">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text:soft-page-break/>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text:soft-page-break/>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3"><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3"><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3"><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3"><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3"><text:soft-page-break/><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8">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3"><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8">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3"><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8"> </text:span><text:span text:style-name="T2">LTLDL extends LTL by allowing DL formulae in addition to atomic propositions at locations where only atomic propositions are </text:span><text:span text:style-name="T2">allowed in LTL.</text:span><text:span text:style-name="T8">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3"><text:span text:style-name="T1">However, the following LTLALC formulae are neither in LTL nor in ALC: la0 : F(PendingList ¬∃lists.Pending) (The list of pending orders will </text:span><text:span text:style-name="T2">eventually</text:span><text:span text:style-name="T8"> </text:span><text:span text:style-name="T1">be empty) </text:span><text:span text:style-name="T2">LTLDL formulae are interpreted w.r.t. finite </text:span><text:span text:style-name="T11">relational</text:span><text:span text:style-name="T8">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3"><text:span text:style-name="T1">Let M = (S, R, L, ∆, I) be a finite relational state transition system and f be a LTLDL formula. Let D = {d1 , ..., dn }, n ∈ N, be the set of DL formulae in f ….Let </text:span><text:span text:style-name="T2">f’ =</text:span><text:span text:style-name="T8">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text:span><text:soft-page-break/><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3"><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8">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1">← <text:span text:style-name="T14">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3"><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text:soft-page-break/>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text:soft-page-break/>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3"><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8">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ext:soft-page-break/>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text:soft-page-break/>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text:soft-page-break/>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3"><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ext:soft-page-break/>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3"><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3"><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text:soft-page-break/>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3"><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text:soft-page-break/>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3"><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3"><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text:span><text:soft-page-break/><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8">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3"><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1">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3"><text:soft-page-break/><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5">context Machine</text:p>
      <text:p text:style-name="P15">inv: self.oclInConf(Loading) implies</text:p>
      <text:p text:style-name="P15">self@post(1,100)-&gt;forAll( g |</text:p>
      <text:p text:style-name="P15">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text:soft-page-break/>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3"><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text:soft-page-break/>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3"><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1">← <text:span text:style-name="T14">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text:soft-page-break/>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text:soft-page-break/>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3"><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ext:soft-page-break/>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3"><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3"><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text:span><text:soft-page-break/><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3"><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8">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3"><text:soft-page-break/><text:span text:style-name="T1">In TEPE, </text:span><text:span text:style-name="T2">each property is expressed as a graph of Signals, Attributes, Constraints (Equations, Logical Constraints, Temporal Constraints) and Properties.</text:span><text:span text:style-name="T8">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8">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3"><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3"><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1">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3"><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8">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text:soft-page-break/>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3"><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text:soft-page-break/>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3"><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3"><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8"> </text:span><text:span text:style-name="T2">dafuq? It’s not a process!! it’s an object!</text:span></text:p>
      <text:p text:style-name="P5"><text:soft-page-break/>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3"><text:span text:style-name="T1">The main UML 2.0 interaction operators include sequencing, alternation,</text:span><text:span text:style-name="T8">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8">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1">• <text:span text:style-name="T14">Σ is the input alphabet. • S is a finite set of states. • δ ⊆ S × Σ ∪ { } × S is the transition relation.</text:span></text:p>
      <text:p text:style-name="P11">• <text:span text:style-name="T14">S0 ⊆ S is a set of initial states. • F ⊆ S is a set of accepting states.</text:span></text:p>
      <text:p text:style-name="P13"><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3"><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text:soft-page-break/>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3"><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3"><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text:soft-page-break/>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3"><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text:soft-page-break/>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3"><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3"><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8">← </text:span><text:span text:style-name="T2">process per lifeline. Also:</text:span></text:p>
      <text:p text:style-name="P2"><text:soft-page-break/>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3"><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2">So, for negative and existential conditions (assertions) in SDs:</text:p>
      <text:p text:style-name="P13"><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8">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2">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1">– <text:span text:style-name="T14">P cannot deadlock until it has performed s and</text:span></text:p>
      <text:p text:style-name="P11">– <text:span text:style-name="T14">P cannot diverge until it has performed s and</text:span></text:p>
      <text:p text:style-name="P11">– <text:span text:style-name="T14">P has no infinite trace (non-diverging) which does not contain s,</text:span></text:p>
      <text:p text:style-name="P2">i.e., any finite or (non-diverging) infinite run of P contains s</text:p>
      <text:p text:style-name="P13"><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oft-page-break/><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3"><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3"><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oft-page-break/><text:span text:style-name="T2">may not fully understand how to leverage them in practice Our approach treats patterns as knowledge that can be automatically analyzed</text:span></text:p>
      <text:p text:style-name="P13"><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text:soft-page-break/>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3"><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oft-page-break/><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3"><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ext:soft-page-break/>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3"><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text:soft-page-break/>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text:soft-page-break/>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text:soft-page-break/>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3"><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8"> </text:span><text:span text:style-name="T2">semantics</text:span><text:span text:style-name="T8">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text:soft-page-break/>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text:soft-page-break/>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3"><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3"><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3"><text:soft-page-break/><text:span text:style-name="T11">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1">Contrary to [60, 61], their semantics treats sequence diagrams as complete specifications (with no </text:span><text:span text:style-name="T11">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text:soft-page-break/>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3"><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3"><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text:soft-page-break/>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3"><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text:soft-page-break/>some system’s invariants were expressed in OCL, translated into LTL properties and then verified on the HCPNs. Many works tackled the formalization of the sequence and activity diagrams separately.</text:p>
      <text:p text:style-name="P13"><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8">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3"><text:span text:style-name="T2">(a journal version of “</text:span><text:span text:style-name="T5">A Scenario Based Notation for Specifying Temporal Properties”))</text:span><text:span text:style-name="T8"> ← </text:span><text:span text:style-name="T7">very important for inspiration</text:span></text:p>
      <text:p text:style-name="P13"><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3"><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text:soft-page-break/>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3"><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text:soft-page-break/>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3"><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8"> </text:span><text:span text:style-name="T2">The main advantage of PSC with respect to LSC is its ability to specify intraMsg and especially </text:span><text:soft-page-break/><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3"><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1">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8"> </text:span><text:span text:style-name="T2">That is a designer can also specify a partial ordering of messages by using constraints and operators that we shall define later.</text:span></text:p>
      <text:p text:style-name="P13"><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5">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3"><text:soft-page-break/><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3"><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text:soft-page-break/>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3"><text:span text:style-name="T1">Parallel: the next function permits to derive the B ̈chi automaton corresponding to the parallel operator. The parallel operator par(ω h,k ,sp(h, k)) with sp(h, k)={(h, q), (q + 1, z), . . . , (t + 1, k)} </text:span><text:span text:style-name="T2">interleaves</text:span><text:span text:style-name="T8">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text:soft-page-break/>(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4"><text:span text:style-name="T2">(</text:span><text:a xlink:type="simple" xlink:href="http://www.di.univaq.it/charmy"><text:span text:style-name="T13">http://www.di.univaq.it/charmy</text:span></text:a><text:span text:style-name="T9">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3"><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ext:soft-page-break/>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3"><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8">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3"><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text:soft-page-break/>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3"><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2"> </text:span><text:span text:style-name="T11">In other words, when mapping an OCL invariant to temporal logic, the only potential used operator is always. I</text:span><text:span text:style-name="T2">n order to better exploit PROD temporal logics and permit the expression of more properties, </text:span><text:span text:style-name="T11">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3"><text:soft-page-break/><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8">Context s:Server inv :</text:p>
      <text:p text:style-name="P8">s.connectedStation→excludes(st1:Station)</text:p>
      <text:p text:style-name="P8">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3"><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2"> </text:span><text:span text:style-name="T11">Moreover, UML and OCL are missing adequate means to specify constraints over </text:span><text:span text:style-name="T11">the dynamic behavior of a UML model.</text:span><text:span text:style-name="T8">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text:soft-page-break/>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3"><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8">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3"><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8"> </text:span><text:span text:style-name="T1">modifier applied to an operation has the effect of evaluating the operation in the next state. The past expressions ‘previous e’, </text:span><text:span text:style-name="T8">‘</text:span><text:span text:style-name="T2">existsPrevious</text:span><text:span text:style-name="T8"> </text:span><text:span text:style-name="T1">e’, ‘alwaysPast e’, ‘some- timePast e’, ‘</text:span><text:span text:style-name="T2">always e1 since e2</text:span><text:span text:style-name="T8"> ’</text:span><text:span text:style-name="T1">, ‘sometime e1 since e2 , and the modifier </text:span><text:span text:style-name="T2">@pre</text:span><text:span text:style-name="T8">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text:soft-page-break/>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ext:soft-page-break/>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text:soft-page-break/>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3"><text:span text:style-name="T1">This grammar (</text:span><text:span text:style-name="T2">shown in Figure 2)</text:span><text:span text:style-name="T8">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text:soft-page-break/>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3"><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3"><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3"><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8">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text:soft-page-break/>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3"><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text:soft-page-break/>straightforward, i.e., the semantics is clear from the syntax.  </text:p>
      <text:p text:style-name="P13"><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8">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3"><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8">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text:soft-page-break/>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3"><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3"><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3"><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text:soft-page-break/>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3"><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ext:soft-page-break/>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text:soft-page-break/>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ext:soft-page-break/>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xt:soft-page-break/>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3"><text:span text:style-name="T2">In this paper we investigate compliance with respect to two classes of sequence diagrams: Sequence diagrams with underspecification and sequence diagrams with both inherent </text:span><text:soft-page-break/><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3"><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8">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3"><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oft-page-break/><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8">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text:soft-page-break/>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8">Formal Verification and Validation of UML 2.0 Sequence Diagrams using Source and Destination of Messages</text:p>
      <text:p text:style-name="P5">For presentation VERY RELEVANT</text:p>
      <text:p text:style-name="P5">SD-&gt;SPIN via Eclipse</text:p>
      <text:p text:style-name="P13"><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3"><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3"><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8">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text:soft-page-break/>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3"><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3"><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text:soft-page-break/>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3"><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8"> </text:span><text:span text:style-name="T2">and a do structure in each lifeline covered by the fragment. &lt;-- for ppt: when you implement iteration, you don’t write a for cycle in each of the </text:span><text:span text:style-name="T2">objects, do you?</text:span></text:p>
      <text:p text:style-name="P13"><text:span text:style-name="T1">The interaction operator </text:span><text:span text:style-name="T2">break</text:span><text:span text:style-name="T8">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3"><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3"><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8">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oft-page-break/><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3"><text:span text:style-name="T5">------------------------------<text:line-break/></text:span><text:span text:style-name="T6">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3"><text:span text:style-name="T1">translation UML 2.0 SDs into </text:span><text:span text:style-name="T2">component vectors </text:span><text:span text:style-name="T8">← </text:span><text:span text:style-name="T1">map all locations along a lifeline into (a set of) component vectors; </text:span><text:span text:style-name="T8">“</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text:soft-page-break/>requires services, by interacting with other components. UML2.0 sequence diagrams, Message Sequence Charts (MSc) [5] and</text:p>
      <text:p text:style-name="P13"><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3"><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3"><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8">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3"><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oft-page-break/><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8"> </text:span><text:span text:style-name="T2">how about animation that merges (overlaps) two SDs to express that they could be </text:span><text:span text:style-name="T2">happening in parallel? for ppt</text:span></text:p>
      <text:p text:style-name="P13"><text:span text:style-name="T1">In any behaviour of the system, each port will experience </text:span><text:span text:style-name="T2">sequences of events (&lt;-- they can be also at the same time??)</text:span><text:span text:style-name="T8">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3"><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8">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3"><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3"><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text:soft-page-break/>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3"><text:span text:style-name="T2">a || b = a.b + b.a + a|b ← multiation, true concurrency, </text:span><text:span text:style-name="T11">not</text:span><text:span text:style-name="T8"> </text:span><text:span text:style-name="T2">interleaving semantics</text:span></text:p>
      <text:p text:style-name="P2">------------------------------</text:p>
      <text:p text:style-name="P8">Tool Support for fUML Models</text:p>
      <text:p text:style-name="P13"><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0">activity</text:span><text:span text:style-name="T8"> </text:span><text:span text:style-name="T1">is added as the </text:span><text:span text:style-name="T10">behavior</text:span><text:span text:style-name="T8"> </text:span><text:span text:style-name="T1">of that class </text:span><text:span text:style-name="T10">operation.</text:span></text:p>
      <text:p text:style-name="P13"><text:span text:style-name="T1">Only elements from fUML are used; fUML still in beta; action lanugage is based on </text:span><text:span text:style-name="T10">Action Semantics package from UML</text:span><text:span text:style-name="T8">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3"><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text:soft-page-break/>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8">An attempt to combine UML and formal methods to model airport security</text:p>
      <text:p text:style-name="P13"><text:span text:style-name="T1">B and Z are used as target languages for formal analysis, since they are adequate to express </text:span><text:span text:style-name="T10">invariant</text:span><text:span text:style-name="T8">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2">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8">Formalising and analysing the control software of the Compact Muon Solenoid Experiment at the Large Hadron Collider</text:p>
      <text:p text:style-name="P13"><text:span text:style-name="T1">Modal mu-calculus explained in Section 3.3 details! ← </text:span><text:span text:style-name="T2">need it!</text:span></text:p>
      <text:p text:style-name="P13"><text:span text:style-name="T1">data language mCRL2 great explanation; </text:span><text:span text:style-name="T2">great for mCRL2 ppt!</text:span></text:p>
      <text:p text:style-name="P13"><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3"><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text:soft-page-break/>justifies the use of rigorous methods for understanding and analysing the system.</text:p>
      <text:p text:style-name="P13"><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3"><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3"><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3"><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1">“<text:span text:style-name="T14">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text:soft-page-break/>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3"><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1">“<text:span text:style-name="T14">So far we have only discussed the translation of individual SDs...How do we fit this in the big picture, which process starts orchestrating them..This is done at another level of the specification”  &lt;-- for ppt</text:span></text:p>
      <text:p text:style-name="P2"><text:soft-page-break/>For each FSM, the process describing its class is instantiated with its id, the id of the parent, the ids, states and types of its children, and the parameters for the initialisation phase. The processes obtained in this way, are then put in parallel. </text:p>
      <text:p text:style-name="P11">“<text:span text:style-name="T14">You’ll probably ask the question “how do you know it’s right, how do we know it’s correct, this </text:span><text:span text:style-name="T14">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3"><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oft-page-break/><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8">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3"><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8">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3"><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oft-page-break/><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8">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3"><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3"><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3"><text:span text:style-name="T1">for ppt? → problem: the UML spec gives the semantics of UML as a set of </text:span><text:span text:style-name="T10">valid</text:span><text:span text:style-name="T8"> </text:span><text:span text:style-name="T1">and </text:span><text:span text:style-name="T10">invalid</text:span><text:span text:style-name="T8">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3"><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oft-page-break/><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3"><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3"><text:span text:style-name="T2">for ppt: The central concept of the semantics is a trace.</text:span><text:span text:style-name="T8">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3"><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8"> ← </text:span><text:span text:style-name="T2">we go with the assumption that the total behavior is described</text:span></text:p>
      <text:p text:style-name="P13"><text:span text:style-name="T2">for ppt all: “The semantics of </text:span><text:span text:style-name="T1">Interactions is explained with an interleaving semantics, i.e., two events may not occur at exactly the same time.” </text:span><text:span text:style-name="T8">← </text:span><text:span text:style-name="T2">is this official?</text:span></text:p>
      <text:p text:style-name="P13"><text:span text:style-name="T1">The rules for </text:span><text:span text:style-name="T2">weak sequencing </text:span><text:span text:style-name="T1">are the following:</text:span></text:p>
      <text:p text:style-name="P11"><text:soft-page-break/>“<text:span text:style-name="T14">The ordering of OccurrenceSpecifications within each of the operands is maintained.</text:span></text:p>
      <text:p text:style-name="P11">“<text:span text:style-name="T14">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3"><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text:soft-page-break/>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text:soft-page-break/>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3"><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text:soft-page-break/>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1">• <text:span text:style-name="T14">No explicit time point for the choice: The sets of traces from each operand are computed </text:span><text:soft-page-break/><text:span text:style-name="T14">independently and are combined with the rest of the diagram using the default weak sequencing to obtain all the possible traces of a diagram (Störrle, STAIRS, Cengarle &amp; Knapp, Thread-tag).</text:span></text:p>
      <text:p text:style-name="P14"><text:span text:style-name="T8">•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1">• <text:span text:style-name="T14">Explicit global time point for the choice: All involved lifelines synchronize before entering a choice, </text:span><text:span text:style-name="T14">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3"><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5">the guard should be placed on the lifeline where the first</text:span></text:p>
      <text:p text:style-name="P13"><text:span text:style-name="T5">event occurrence will occur, positioned above that event, in the containing Interaction or InteractionOperand.</text:span><text:span text:style-name="T8">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text:soft-page-break/>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3"><text:span text:style-name="T2">&gt;&gt; checking whether a diagram is ambiguous is an </text:span><text:span text:style-name="T11">undecidable</text:span><text:span text:style-name="T8">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3"><text:span text:style-name="T2">selecting a semantics well suited for their purpose. </text:span><text:span text:style-name="T11">There is a lack of a clear picture of available options.</text:span><text:span text:style-name="T8">  </text:span><text:span text:style-name="T2">&lt;--  for ppt: ...but if we try to fit our semantic choices, it would probably be a bit of this and a bit of that</text:span></text:p>
      <text:p text:style-name="P2"><text:soft-page-break/>------------------------------</text:p>
      <text:p text:style-name="P16">Property specification patterns for finite-state verification</text:p>
      <text:p text:style-name="P17">Awesome! Taxonomy of property specification patterns;</text:p>
      <text:p text:style-name="P17">obstacle: accurately express requirements that you wish to verify using the specification formalism of the tool</text:p>
      <text:p text:style-name="P17">patterns tend to generalize experience across multiple specific problem domains; they express “best practises” in the sw domain</text:p>
      <text:p text:style-name="P17">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3"><text:span text:style-name="T10">A property specification pattern</text:span><text:span text:style-name="T8">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text:soft-page-break/>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3"><text:span text:style-name="T1">This hierarchy distinguishes properties that deal with the </text:span><text:span text:style-name="T2">occurrence and ordering</text:span><text:span text:style-name="T8">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3"><text:span text:style-name="T2">Absence: </text:span><text:span text:style-name="T1">A given state/event does not occur within a scope. This pattern is also known as </text:span><text:span text:style-name="T2">Never. </text:span></text:p>
      <text:p text:style-name="P13"><text:span text:style-name="T2">Existence: </text:span><text:span text:style-name="T1">A given state/event must occur within a scope. Known also as </text:span><text:span text:style-name="T2">Future/Eventuality</text:span></text:p>
      <text:p text:style-name="P13"><text:span text:style-name="T2">Bounded Existence: </text:span><text:span text:style-name="T1">A given state/event must occur k time within a scope. Variants specify at least </text:span><text:span text:style-name="T1">k occurrences and at most k occurrences of a state/event.</text:span></text:p>
      <text:p text:style-name="P13"><text:span text:style-name="T2">Universality: </text:span><text:span text:style-name="T1">A given state/event occurs throughout a scope. This pattern is also known as </text:span><text:span text:style-name="T2">Globally, Always.</text:span></text:p>
      <text:p text:style-name="P5">Ordering Patterns include:</text:p>
      <text:p text:style-name="P13"><text:span text:style-name="T2">Precedence: </text:span><text:span text:style-name="T1">A state/event P must always be preceded by a state/event Q within a scope.</text:span></text:p>
      <text:p text:style-name="P13"><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3"><text:span text:style-name="T2">Chain Precedence: </text:span><text:span text:style-name="T1">A sequence of states/events P1,...,Pn must always be preceded bya sequence of states/events Q1,...,Qm. Generalization of the </text:span><text:span text:style-name="T2">Precendence</text:span><text:span text:style-name="T8"> </text:span><text:span text:style-name="T1">pattern.</text:span></text:p>
      <text:p text:style-name="P13"><text:span text:style-name="T2">Chain Response: </text:span><text:span text:style-name="T1">A sequence of states/events P1,...,Pn must always be followed by a sequence of states/events Q1,...,Qm. -||-</text:span></text:p>
      <text:p text:style-name="P13"><text:span text:style-name="T2">Boolean Combinations:</text:span><text:span text:style-name="T8"> </text:span><text:span text:style-name="T1">most patterns delimit scopes and describe inter-scope properties in terms of individual events/states. There are cases where we want to generalize the patterns to allow for </text:span><text:soft-page-break/><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3"><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8">An Overview of the mCRL2 Toolset and its Recent Advances</text:p>
      <text:p text:style-name="Text_20_body"/>
      <text:p text:style-name="P8">for ppt:</text:p>
      <text:p text:style-name="P13"><text:span text:style-name="T5">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3"><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1">regular expressions</text:span><text:span text:style-name="T8"> </text:span><text:span text:style-name="T2">found in PDL. In many practical situations, </text:span><text:span text:style-name="T11">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text:soft-page-break/>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3"><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3"><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8">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text:soft-page-break/>language of mCRL2, has its roots in process algebra; it has a property language that is, like the mCRL2 property language, based on a variant of the propositional μ-calculus, and, like in the mCRL2 toolkit, verification is conducted using equation systems. </text:p>
      <text:p text:style-name="P13"><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8">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3"><text:span text:style-name="T1">This system is, essentially, a collection of parameterizable, high-level, formalism-independent </text:span><text:soft-page-break/><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8"> </text:span><text:span text:style-name="T2">A property specification pattern is a generalized description of a commonly occurring requirement on the permissible state/event sequences </text:span><text:span text:style-name="T2">in such a finite-state model of a system.</text:span><text:span text:style-name="T8">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3"><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text:soft-page-break/>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8">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3"><text:span text:style-name="T10">causality</text:span><text:span text:style-name="T8"> </text:span><text:span text:style-name="T1">and </text:span><text:span text:style-name="T10">conflict</text:span><text:span text:style-name="T8"> </text:span><text:span text:style-name="T1">are relations over events; from them, </text:span><text:span text:style-name="T10">concurrency</text:span><text:span text:style-name="T8"> </text:span><text:span text:style-name="T1">is derived as a relation too. SDs model </text:span><text:span text:style-name="T10">possible </text:span><text:span text:style-name="T1">interactions; liveness properties mean </text:span><text:span text:style-name="T10">necessary </text:span><text:span text:style-name="T1">interractions. Is assert meant to specify mandatory behavior? Not clear!</text:span></text:p>
      <text:p text:style-name="P2">Not all properties can be expressed/verified without considering true concurrency.</text:p>
      <text:p text:style-name="P13"><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8">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8">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text:soft-page-break/>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3"><text:span text:style-name="T2">alt: At most one of the operands will execute (so it could be that </text:span><text:span text:style-name="T11">none</text:span><text:span text:style-name="T8">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text:soft-page-break/>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3"><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8">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text:soft-page-break/>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8">Formal analysis of sequence diagram with combined fragments (2012)</text:p>
      <text:p text:style-name="Text_20_body"/>
      <text:p text:style-name="P13"><text:span text:style-name="T2">They claim</text:span><text:span text:style-name="T8">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3"><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text:soft-page-break/>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3"><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text:soft-page-break/>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3"><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text:soft-page-break/>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8">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1">← <text:span text:style-name="T15">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text:soft-page-break/>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8">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3"><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8">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8"> </text:span><text:span text:style-name="T1">Although in this paper we focus on formulae expressed in LTL notation, other similar formalisms (such as CT L, ACTL) suffer the same problems.</text:span></text:p>
      <text:p text:style-name="P13"><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oft-page-break/><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3"><text:span text:style-name="T2">The main goal of this work is to propose a scenario-based visual language for specifying temporal properties which balances expressive power and simplicity of use.</text:span><text:span text:style-name="T8">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text:soft-page-break/>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3"><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8">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8">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text:soft-page-break/>specification language, and represent its semantics as FSMs. Great summary of the 1999 paper. The semantics of pattern properties may be given in LTL, CTL, QRE or FSA.</text:p>
      <text:p text:style-name="P2">FSA semantics of example property pattern;</text:p>
      <text:p text:style-name="P13"><text:span text:style-name="T1">composite pattern: by connecting pattern properties using boolean operators (connectors?) given: </text:span><text:span text:style-name="T1">every </text:span><text:span text:style-name="T10">elementary</text:span><text:span text:style-name="T8">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3"><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text:soft-page-break/>categories?</text:p>
      <text:p text:style-name="P2">Every pattern (whether order or occurrence has a scope)</text:p>
      <text:p text:style-name="P2">We may write a composite</text:p>
      <text:p text:style-name="P2">pattern connected with the ‘And’ operator:</text:p>
      <text:p text:style-name="P8">Customer.GetOrderFulfilled Precedes Bank.Transfer Globally</text:p>
      <text:p text:style-name="P8">And</text:p>
      <text:p text:style-name="P8">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8">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3"><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ext:soft-page-break/>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3"><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ext:soft-page-break/>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3"><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8">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text:soft-page-break/>work with UML descriptions. HUGO verifies whether the desirable behavior described by a collaboration diagram is feasible for a set of UML state machines (equivalent to our Phase 2.)</text:p>
      <text:p text:style-name="P2">------------------------------</text:p>
      <text:p text:style-name="P8">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3"><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ext:soft-page-break/>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3"><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text:soft-page-break/>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3"><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3"><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8">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ext:soft-page-break/>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8">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text:soft-page-break/>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3"><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text:soft-page-break/>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3"><text:span text:style-name="T1">The framework uses annotations in the form of method specifications and loop invariants. </text:span><text:span text:style-name="T2">We presented a novel iterative technique for discovering these loop invariants automatically.</text:span><text:span text:style-name="T8">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0">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3"><text:span text:style-name="T1">Main point: assert and negate are </text:span><text:span text:style-name="T10">modalities</text:span><text:span text:style-name="T1">, not </text:span><text:span text:style-name="T10">operators.</text:span></text:p>
      <text:p text:style-name="P2">But are these operators the only problem blocking precise semantics for UML?</text:p>
      <text:p text:style-name="P13"><text:span text:style-name="T1">they define </text:span><text:span text:style-name="T10">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text:soft-page-break/>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3"><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8">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3"><text:span text:style-name="T1">However,</text:span><text:span text:style-name="T8">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8">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ext:soft-page-break/>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text:soft-page-break/>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3"><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8">←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text:soft-page-break/>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8">Automated Formalisation for Verification of Diagrammatic Models</text:p>
      <text:p text:style-name="P13"><text:span text:style-name="T2">bullshit mostly?</text:span><text:span text:style-name="T8">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text:soft-page-break/>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8">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text:soft-page-break/>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3"><text:span text:style-name="T1">advantage of model checker application to the frameworks is that the proofs can be performed in a </text:span><text:span text:style-name="T2">highly automated</text:span><text:span text:style-name="T8">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text:soft-page-break/>defined InteractionOperators:</text:p>
      <text:p text:style-name="P13"><text:span text:style-name="T2">seq</text:span><text:span text:style-name="T1">: This InteractionOperator determines that the CombinedFragment provides a weak sequencing of the behavior of its InteractionOperands. </text:span><text:span text:style-name="T2">Weak sequencing</text:span><text:span text:style-name="T8">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3"><text:span text:style-name="T2">strict</text:span><text:span text:style-name="T1">: The strict InteractionOperator implies that a CombinedFragment has </text:span><text:span text:style-name="T2">a strict order</text:span><text:span text:style-name="T8">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3"><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text:soft-page-break/>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3"><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8">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ext:soft-page-break/>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3"><text:span text:style-name="T2">Occurrence</text:span><text:span text:style-name="T8">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8">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3"><text:span text:style-name="T1">On the other hand, each kind of pattern has a </text:span><text:span text:style-name="T2">scope</text:span><text:span text:style-name="T8">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oft-page-break/><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3"><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1">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8">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text:soft-page-break/>It is therefore sufficient to hold an event queue of size k. We thus obtain a finite-state model without losing any precision. </text:p>
      <text:p text:style-name="P13"><text:span text:style-name="T2">We verify two types of properties: LTL safety properties and livelocks.</text:span><text:span text:style-name="T8">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3"><text:span text:style-name="T1">These are properties whose </text:span><text:span text:style-name="T2">violation occurs along a finite execution</text:span><text:span text:style-name="T1">.</text:span><text:span text:style-name="T8"> ← </text:span><text:span text:style-name="T2">for meeting and future </text:span><text:soft-page-break/><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3"><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3"><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3"><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3"><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1">no future</text:span><text:span text:style-name="T8">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text:soft-page-break/>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3"><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ext:soft-page-break/>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3"><text:span text:style-name="T2">SDs have been considerably revised and extended in UML2 to improve their expressiveness and their structure. </text:span><text:span text:style-name="T11">IODs are new in UML2.</text:span><text:span text:style-name="T8"> </text:span><text:span text:style-name="T2">They allow a designer to provide a high-level view of the possible interactions in a system. IODs constitute a high-level structuring mechanism </text:span><text:span text:style-name="T2">that is used to compose sce</text:span><text:span text:style-name="T11">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8">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3"><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3"><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3"><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ext:soft-page-break/>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4"><text:span text:style-name="T8">“</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text:soft-page-break/>semantics is borrowed from the target language. In contrast, if we considered UML as a “pure” modeling notation, a more precise definition of the meaning of its elements would allow users to reason on designed models. ← for ppt?</text:p>
      <text:p text:style-name="P13"><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1">MADES deals with model- based development of reactive, (time) critical embedded systems, hence MADES UML is particularly well-suited for modeling this category of systems.</text:span><text:span text:style-name="T8">  ← </text:span><text:span text:style-name="T2">actually, good to know that </text:span><text:span text:style-name="T2">this methodology is suitable only for reactive embedded systems. for ppt: maybe I should describe the category</text:span></text:p>
      <text:p text:style-name="P13"><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8">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3"><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ext:soft-page-break/>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3"><text:span text:style-name="T1">The semantics of MADES UML is defined in TRIO [CCC+ 99], which is a first-order linear temporal logic (</text:span><text:span text:style-name="T2">LTL)</text:span><text:span text:style-name="T8">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text:soft-page-break/>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3"><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3"><text:span text:style-name="T1">Vertical juxtaposition of interaction fragments implies</text:span><text:span text:style-name="T8">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3"><text:soft-page-break/><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1">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3"><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8"> </text:span><text:span text:style-name="T1">to basic interactions..</text:span></text:p>
      <text:p text:style-name="P13"><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8">←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3"><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8"> </text:span><text:span text:style-name="T2">This additional accepting state is also equipped with a self-loop accepting all possible events.</text:span></text:p>
      <text:p text:style-name="P2"><text:soft-page-break/>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3"><text:span text:style-name="T2">for pp: The counters of an interaction automaton are represented as variables of the </text:span><text:span text:style-name="T2">observing process. For recording events </text:span><text:span text:style-name="T11">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3"><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3"><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oft-page-break/><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8">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3"><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3"><text:span text:style-name="T1">The negation operator not is intended for the specification of forbidden behaviour and presents a simpler variant of the </text:span><text:span text:style-name="T2">controversial neg operator of UML 2.0:</text:span><text:span text:style-name="T8">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3"><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3"><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8">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text:soft-page-break/>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3"><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3"><text:span text:style-name="T2">Weak Sequencing.</text:span><text:span text:style-name="T8"> </text:span><text:span text:style-name="T1">A slight modification of the construction for parallel composition can be used for </text:span><text:span text:style-name="T1">obtaining the weak sequential composition ← for ppt if they ask? </text:span></text:p>
      <text:p text:style-name="P13"><text:span text:style-name="T2">Strict</text:span><text:span text:style-name="T8"> </text:span><text:span text:style-name="T2">Sequencing</text:span><text:span text:style-name="T1">. The strict sequential composition N1 ; N2 is achieved by building an automaton </text:span><text:span text:style-name="T1">which appends N2 at every accepting state of N1  </text:span></text:p>
      <text:p text:style-name="P13"><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ext:soft-page-break/>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text:soft-page-break/>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3"><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3"><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8">←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text:soft-page-break/>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text:soft-page-break/>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text:soft-page-break/>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3"><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text:soft-page-break/>violations in terms of the model checker’s input not the original</text:p>
      <text:p text:style-name="P2">domain-specific model. Thus, a kind of reverse translation must be performed and not just once, but for every counterexample generated.</text:p>
      <text:p text:style-name="P13"><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text:soft-page-break/>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3"><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3"><text:span text:style-name="T11">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1">The most </text:span><text:span text:style-name="T11">common types of properties are simply local safety properties in the form of assertion violations</text:span><text:span text:style-name="T8"> </text:span><text:span text:style-name="T2">(including contracts) or uncaught runtime exceptions (for example null pointer dereferences). </text:span><text:span text:style-name="T11">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ext:soft-page-break/>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text:soft-page-break/>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3"><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3"><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8">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text:soft-page-break/>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3"><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3"><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text:soft-page-break/>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8">Synthesizing hierarchical state machines from expressive scenario descriptions !! (2010)</text:p>
      <text:p text:style-name="Text_20_body"/>
      <text:p text:style-name="P18">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9"><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1">This algorithm takes into account not only continuation and concurrency</text:span><text:span text:style-name="T2">, but also preemption, suspension and the notion of a negative scenario.  </text:span></text:p>
      <text:p text:style-name="P18">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7">In UML [OMG 2007], scenarios can be described using interaction diagrams (e.g., UML sequence diagrams). For reactive systems, it is also important to model state-dependent behavior using some form of finite state machine (FSM).</text:p>
      <text:p text:style-name="P17">[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7">The transition from interaction diagrams to finite state machines is essentially from a global view of <text:soft-page-break/>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7">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7">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7">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7">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7">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8">In summary, our synthesis algorithm goes beyond previous synthesis algorithms because:</text:p>
      <text:p text:style-name="P18">- it takes into account a rich set of relationships between scenarios such as preemption, parallelism, and negation;</text:p>
      <text:p text:style-name="P18">- it synthesizes hierarchical state machines which can be built upon in subsequent analysis and design steps.</text:p>
      <text:p text:style-name="P13"><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oft-page-break/><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3"><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8">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3"><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text:soft-page-break/>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3"><text:span text:style-name="T1">- a final flow node which terminates the current flow but does not terminate the activity diagram. EIODs have a formal semantics [Whittle 2007] which builds upon the semantics of Haugen et al. [2005] for IODs. </text:span><text:span text:style-name="T8">←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3"><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8"> </text:span><text:span text:style-name="T2">flow final node</text:span><text:span text:style-name="T8">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3"><text:span text:style-name="T2">Positive traces define potential behaviors in any implementation of the EIOD. Negative traces may never occur in a valid implementation of the EIOD. ← for ppt: so we don’t need cold/hot traces, this is a good definition, </text:span><text:span text:style-name="T11">potential</text:span><text:span text:style-name="T8">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text:soft-page-break/>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text:soft-page-break/>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3"><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3"><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3"><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8">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text:soft-page-break/>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3"><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3"><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3"><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1">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8">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text:soft-page-break/>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3"><text:span text:style-name="T2">The algorithm in Harel et al. [2005] also makes the perfect information hypothesis, that is, that</text:span><text:span text:style-name="T12"> </text:span><text:span text:style-name="T11">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8">—</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ext:soft-page-break/>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text:soft-page-break/>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3"><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3"><text:span text:style-name="T2">Mapping</text:span><text:span text:style-name="T1">: Map the instantiated natural language sentence to the temporal logic required by the targeted formal validation and verification tool and analyze.</text:span></text:p>
      <text:p text:style-name="P13"><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3"><text:span text:style-name="T2">Figure 5 shows a screen capture of </text:span><text:span text:style-name="T1">the Property Instantiator. The Sentence instantiation field</text:span></text:p>
      <text:p text:style-name="P2"><text:soft-page-break/>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text:soft-page-break/>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3"><text:span text:style-name="T1">Each of the patterns describes an </text:span><text:span text:style-name="T5">intent</text:span><text:span text:style-name="T8"> </text:span><text:span text:style-name="T1">(the structure of the specified behavior), a </text:span><text:span text:style-name="T5">scope</text:span><text:span text:style-name="T8">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text:soft-page-break/>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3"><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8">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text:soft-page-break/>say: Between pushing the button and arriving at the requested floor, the elevator does not change direction.</text:p>
      <text:p text:style-name="P5">A scope can be used to specify when it is important that the property holds. ← future work!</text:p>
      <text:p text:style-name="P13"><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8">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3"><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text:soft-page-break/>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4"><text:span text:style-name="T2">(</text:span><text:a xlink:type="simple" xlink:href="http://laser.cs.umass.edu/tools/propel.shtml"><text:span text:style-name="T13">http://laser.cs.umass.edu/tools/propel.shtml</text:span></text:a><text:span text:style-name="T9">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text:soft-page-break/>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text:soft-page-break/>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text:soft-page-break/>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3"><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oft-page-break/><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8">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3"><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text:soft-page-break/>...some of the formulas for Consecutive CP classes are not expressible in FIL...</text:p>
      <text:p text:style-name="P5">------------------------------</text:p>
      <text:p text:style-name="P5">Required Behavior of Sequence Diagrams: Semantics and Refinement (2011)</text:p>
      <text:p text:style-name="P13"><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3"><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text:soft-page-break/>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text:soft-page-break/>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text:soft-page-break/>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3"><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3"><text:span text:style-name="T1">This paper presents a formal executable semantics of object-oriented models. We made it possible to conduct both simulation and</text:span><text:span text:style-name="T8">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oft-page-break/><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3"><text:span text:style-name="T2">Tool support for learning Buchi automata and linear temporal logic </text:span><text:span text:style-name="T8">← </text:span><text:span text:style-name="T2">VERY RELEVANT!</text:span></text:p>
      <text:p text:style-name="P13"><text:span text:style-name="T1">We introduce a graphical interactive tool, named </text:span><text:span text:style-name="T2">GOAL</text:span><text:span text:style-name="T1">, that can assist the user in understand-</text:span></text:p>
      <text:p text:style-name="P13"><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3"><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oft-page-break/><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3"><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text:soft-page-break/>if every computation (sequence of states) generated by the Kripke structure satisfies, or is a model of, the temporal formula.</text:p>
      <text:p text:style-name="P13"><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1">this results in a uniform treatment of both the system and its specification</text:span><text:span text:style-name="T8">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0"><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4T13:50:11</dc:date>
    <dc:creator>Daniela </dc:creator>
    <meta:editing-duration>P3DT4H24M20S</meta:editing-duration>
    <meta:editing-cycles>388</meta:editing-cycles>
    <meta:generator>LibreOffice/3.5$Linux_x86 LibreOffice_project/350m1$Build-2</meta:generator>
    <meta:document-statistic meta:table-count="0" meta:image-count="0" meta:object-count="0" meta:page-count="191" meta:paragraph-count="1852" meta:word-count="116354" meta:character-count="743785" meta:non-whitespace-character-count="628720"/>
  </office:meta>
</office:document-meta>
</file>